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107b" officeooo:paragraph-rsid="0009107b"/>
    </style:style>
    <style:style style:name="P2" style:family="paragraph" style:parent-style-name="Text_20_body">
      <style:text-properties officeooo:paragraph-rsid="000c3ddf"/>
    </style:style>
    <style:style style:name="P3" style:family="paragraph" style:parent-style-name="Text_20_body">
      <style:text-properties officeooo:paragraph-rsid="000e69cc"/>
    </style:style>
    <style:style style:name="P4" style:family="paragraph" style:parent-style-name="Text_20_body">
      <style:text-properties officeooo:rsid="000ee83c" officeooo:paragraph-rsid="000ee83c"/>
    </style:style>
    <style:style style:name="P5" style:family="paragraph" style:parent-style-name="Text_20_body" style:list-style-name="L1">
      <style:text-properties officeooo:rsid="000ee83c" officeooo:paragraph-rsid="000ee83c"/>
    </style:style>
    <style:style style:name="P6" style:family="paragraph" style:parent-style-name="Text_20_body">
      <style:text-properties officeooo:paragraph-rsid="000ee83c"/>
    </style:style>
    <style:style style:name="P7" style:family="paragraph" style:parent-style-name="Text_20_body">
      <style:text-properties officeooo:rsid="000fba4a" officeooo:paragraph-rsid="000fba4a"/>
    </style:style>
    <style:style style:name="T1" style:family="text">
      <style:text-properties officeooo:rsid="000c3ddf"/>
    </style:style>
    <style:style style:name="T2" style:family="text">
      <style:text-properties officeooo:rsid="000e3547"/>
    </style:style>
    <style:style style:name="T3" style:family="text">
      <style:text-properties officeooo:rsid="000e69cc"/>
    </style:style>
    <style:style style:name="T4" style:family="text">
      <style:text-properties style:text-position="super 58%" officeooo:rsid="000e69cc"/>
    </style:style>
    <style:style style:name="T5" style:family="text">
      <style:text-properties style:text-position="0% 100%" officeooo:rsid="000e69cc"/>
    </style:style>
    <style:style style:name="T6" style:family="text">
      <style:text-properties style:text-position="0% 100%" officeooo:rsid="000ee83c"/>
    </style:style>
    <style:style style:name="T7" style:family="text">
      <style:text-properties officeooo:rsid="000ee83c"/>
    </style:style>
    <style:style style:name="T8" style:family="text">
      <style:text-properties officeooo:rsid="000fba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span text:style-name="T7">Business Problem</text:span>:</text:h>
      <text:p text:style-name="P2"><text:span text:style-name="T1">The aim of this project is to study the </text:span><text:span text:style-name="T2">gastronomical </text:span><text:span text:style-name="T1">similarities or differences between two French cities located in oppos</text:span><text:span text:style-name="T3">ite</text:span><text:span text:style-name="T1"> geographic locations, </text:span><text:span text:style-name="T2">North and South. The rich cultural heritage of France and proximity to other European states is the reason why this setting and parameters were chosen. To study possible gastronomical similarities, the project will base itself on the distribution of restaurants, often a venue type capable of expressing cultural heritage, in the cities of Lille and Montpellier, Northern and Southern cities respectively.</text:span></text:p>
      <text:p text:style-name="P3"><text:span text:style-name="T1">They were chosen because of their near similarities in population and area size compared to other neighbouring </text:span><text:span text:style-name="T2">major </text:span><text:span text:style-name="T1">cities </text:span><text:span text:style-name="T3">when factoring their administrative limits and not their urban areas</text:span><text:span text:style-name="T1">. </text:span><text:span text:style-name="T3">Lille, having a population of 233,098 as of January 2018 for a city limit of 34.8km</text:span><text:span text:style-name="T4">2 <text:s/></text:span><text:span text:style-name="T5">whereas Montpellier has a population of 290,053 as of January 2018 for a city limit of 56.88km</text:span><text:span text:style-name="T4">2</text:span><text:span text:style-name="T5">.</text:span></text:p>
      <text:p text:style-name="P6"><text:span text:style-name="T5">T</text:span><text:span text:style-name="T6">he resulting study may highlight culinary interests in those wishing to travel to these cities or further show geographic influences, if any, that can shape a city. It can also be used for those looking to exploit where a particular culinary venue type may be beneficial in these cities and reduce risks of market saturation.</text:span></text:p>
      <text:h text:style-name="Heading_20_2" text:outline-level="2">Data</text:h>
      <text:p text:style-name="P4">In this project, the data will rely primarily on:</text:p>
      <text:list xml:id="list4001074712" text:style-name="L1">
        <text:list-item>
          <text:p text:style-name="P5">Opendata for the cities of Lille and <text:a xlink:type="simple" xlink:href="https://en.wikipedia.org/wiki/Montpellier" text:style-name="Internet_20_link" text:visited-style-name="Visited_20_Internet_20_Link">Montpellier</text:a> containing the geographic latitude and longitudes and name of their <text:span text:style-name="T8">neighbourhoods.</text:span> <text:span text:style-name="T8">In the case of Montpellier, additional manual research had to be done to obtain geographical coordinates through google searches because of the lack of information of it’s Opendata files. The information was then added to the cvs file.</text:span></text:p>
        </text:list-item>
        <text:list-item>
          <text:p text:style-name="P5">Foursquare to pool together the information of restaurants that have been registered on their website. The reality of most actual business not registering with Foursquare has been taking into account and thus <text:span text:style-name="T8">the influence it will have on the </text:span>results <text:span text:style-name="T8">of</text:span> this study being more of a sample, so to speak, of the different restaurants in these cities rather than <text:span text:style-name="T8">an </text:span>accurate <text:span text:style-name="T8">representation</text:span>.</text:p>
        </text:list-item>
      </text:list>
      <text:p text:style-name="P7">Furthermore, additional information on these cities has been taken from their respective Wikipedia pages.</text:p>
      <text:p text:style-name="P7"/>
      <text:h text:style-name="Heading_20_2" text:outline-level="2">Methodology</text:h>
      <text:p text:style-name="P1"/>
      <text:h text:style-name="Heading_20_2" text:outline-level="2">Analysis</text:h>
      <text:p text:style-name="P1"/>
      <text:h text:style-name="Heading_20_2" text:outline-level="2">Results and Discussion</text:h>
      <text:p text:style-name="P1"/>
      <text:h text:style-name="Heading_20_2" text:outline-level="2"><text:soft-page-break/>Conclusion</text:h>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B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B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B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5T21:37:46.704000000</meta:creation-date>
    <dc:date>2021-04-25T23:31:52.877000000</dc:date>
    <meta:editing-duration>PT4M57S</meta:editing-duration>
    <meta:editing-cycles>1</meta:editing-cycles>
    <meta:document-statistic meta:table-count="0" meta:image-count="0" meta:object-count="0" meta:page-count="2" meta:paragraph-count="13" meta:word-count="354" meta:character-count="2252" meta:non-whitespace-character-count="1912"/>
    <meta:generator>LibreOffice/6.4.4.2$Windows_X86_64 LibreOffice_project/3d775be2011f3886db32dfd395a6a6d1ca2630ff</meta:generator>
  </office:meta>
</office:document-meta>
</file>